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1" svg:font-family="Calibri"/>
    <style:font-face style:name="Arial1" svg:font-family="Arial" style:font-family-generic="swiss"/>
    <style:font-face style:name="Calibri" svg:font-family="Calibri" style:font-family-generic="swiss"/>
    <style:font-face style:name="Abyssinica SIL" svg:font-family="'Abyssinica SIL'"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20.638cm"/>
    </style:style>
    <style:style style:name="co3" style:family="table-column">
      <style:table-column-properties fo:break-before="auto" style:column-width="19.62cm"/>
    </style:style>
    <style:style style:name="co4" style:family="table-column">
      <style:table-column-properties fo:break-before="auto" style:column-width="4.397cm"/>
    </style:style>
    <style:style style:name="co5" style:family="table-column">
      <style:table-column-properties fo:break-before="auto" style:column-width="14.025cm"/>
    </style:style>
    <style:style style:name="co6" style:family="table-column">
      <style:table-column-properties fo:break-before="auto" style:column-width="2.484cm"/>
    </style:style>
    <style:style style:name="co7" style:family="table-column">
      <style:table-column-properties fo:break-before="auto" style:column-width="2.651cm"/>
    </style:style>
    <style:style style:name="co8" style:family="table-column">
      <style:table-column-properties fo:break-before="auto" style:column-width="2.258cm"/>
    </style:style>
    <style:style style:name="ro1" style:family="table-row">
      <style:table-row-properties style:row-height="0.556cm" fo:break-before="auto" style:use-optimal-row-height="false"/>
    </style:style>
    <style:style style:name="ro2" style:family="table-row">
      <style:table-row-properties style:row-height="5.08cm" fo:break-before="auto" style:use-optimal-row-height="false"/>
    </style:style>
    <style:style style:name="ro3" style:family="table-row">
      <style:table-row-properties style:row-height="4.343cm" fo:break-before="auto" style:use-optimal-row-height="false"/>
    </style:style>
    <style:style style:name="ro4" style:family="table-row">
      <style:table-row-properties style:row-height="5.396cm" fo:break-before="auto" style:use-optimal-row-height="false"/>
    </style:style>
    <style:style style:name="ro5" style:family="table-row">
      <style:table-row-properties style:row-height="4.519cm" fo:break-before="auto" style:use-optimal-row-height="false"/>
    </style:style>
    <style:style style:name="ro6" style:family="table-row">
      <style:table-row-properties style:row-height="4.05cm" fo:break-before="auto" style:use-optimal-row-height="false"/>
    </style:style>
    <style:style style:name="ro7" style:family="table-row">
      <style:table-row-properties style:row-height="3.053cm" fo:break-before="auto" style:use-optimal-row-height="false"/>
    </style:style>
    <style:style style:name="ro8" style:family="table-row">
      <style:table-row-properties style:row-height="2.817cm" fo:break-before="auto" style:use-optimal-row-height="true"/>
    </style:style>
    <style:style style:name="ro9" style:family="table-row">
      <style:table-row-properties style:row-height="5.872cm" fo:break-before="auto" style:use-optimal-row-height="false"/>
    </style:style>
    <style:style style:name="ro10" style:family="table-row">
      <style:table-row-properties style:row-height="5.831cm" fo:break-before="auto" style:use-optimal-row-height="false"/>
    </style:style>
    <style:style style:name="ro11" style:family="table-row">
      <style:table-row-properties style:row-height="3.844cm" fo:break-before="auto" style:use-optimal-row-height="false"/>
    </style:style>
    <style:style style:name="ro12" style:family="table-row">
      <style:table-row-properties style:row-height="3.641cm" fo:break-before="auto" style:use-optimal-row-height="false"/>
    </style:style>
    <style:style style:name="ro13" style:family="table-row">
      <style:table-row-properties style:row-height="1.711cm" fo:break-before="auto" style:use-optimal-row-height="true"/>
    </style:style>
    <style:style style:name="ro14" style:family="table-row">
      <style:table-row-properties style:row-height="2.764cm" fo:break-before="auto" style:use-optimal-row-height="false"/>
    </style:style>
    <style:style style:name="ro15" style:family="table-row">
      <style:table-row-properties style:row-height="2.895cm" fo:break-before="auto" style:use-optimal-row-height="false"/>
    </style:style>
    <style:style style:name="ro16" style:family="table-row">
      <style:table-row-properties style:row-height="5.133cm" fo:break-before="auto" style:use-optimal-row-height="false"/>
    </style:style>
    <style:style style:name="ro17" style:family="table-row">
      <style:table-row-properties style:row-height="0.529cm" fo:break-before="auto" style:use-optimal-row-height="false"/>
    </style:style>
    <style:style style:name="ro18" style:family="table-row">
      <style:table-row-properties style:row-height="0.452cm" fo:break-before="auto" style:use-optimal-row-height="false"/>
    </style:style>
    <style:style style:name="ro19" style:family="table-row">
      <style:table-row-properties style:row-height="0.529cm" fo:break-before="auto" style:use-optimal-row-height="true"/>
    </style:style>
    <style:style style:name="ro20" style:family="table-row">
      <style:table-row-properties style:row-height="0.452cm" fo:break-before="auto" style:use-optimal-row-height="true"/>
    </style:style>
    <style:style style:name="ta1" style:family="table" style:master-page-name="PageStyle_5f_Feuil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 style:family="table-cell" style:parent-style-name="Default">
      <style:table-cell-properties fo:background-color="#b4c7dc"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4" style:family="table-cell" style:parent-style-name="Default">
      <style:table-cell-properties fo:background-color="#dee6ef"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7" style:family="table-cell" style:parent-style-name="Default">
      <style:table-cell-properties fo:background-color="#ffd8ce" style:text-align-source="value-type" style:repeat-content="false" fo:wrap-option="wrap" fo:border="0.06pt solid #000000" style:vertical-align="middle"/>
      <style:paragraph-properties fo:margin-left="0cm"/>
      <style:text-properties style:font-name="Abyssinica SIL" fo:font-size="12pt" style:font-size-asian="12pt" style:font-size-complex="12pt"/>
    </style:style>
    <style:style style:name="ce8" style:family="table-cell" style:parent-style-name="Default">
      <style:table-cell-properties fo:background-color="#ffaa95" style:text-align-source="value-type" style:repeat-content="false" fo:wrap-option="wrap" fo:border="0.06pt solid #000000" style:vertical-align="middle"/>
      <style:paragraph-properties fo:margin-left="0cm"/>
      <style:text-properties style:font-name="Abyssinica SIL" fo:font-size="12pt" style:font-size-asian="12pt" style:font-size-complex="12pt"/>
    </style:style>
    <style:style style:name="ce9" style:family="table-cell" style:parent-style-name="Default">
      <style:table-cell-properties fo:background-color="#ec9ba4" style:text-align-source="value-type" style:repeat-content="false" fo:wrap-option="wrap" fo:border="0.06pt solid #000000" style:vertical-align="middle"/>
      <style:paragraph-properties fo:margin-left="0cm"/>
      <style:text-properties style:font-name="Abyssinica SIL" fo:font-size="12pt" style:font-size-asian="12pt" style:font-size-complex="12pt"/>
    </style:style>
    <style:style style:name="ce10" style:family="table-cell" style:parent-style-name="Default">
      <style:table-cell-properties fo:background-color="#b4c7dc" style:text-align-source="fix" style:repeat-content="false" fo:wrap-option="wrap" fo:border="0.06pt solid #000000" style:vertical-align="middle"/>
      <style:paragraph-properties fo:text-align="start" fo:margin-left="0cm"/>
      <style:text-properties style:font-name="Abyssinica SIL" fo:font-size="12pt" style:font-size-asian="12pt" style:font-size-complex="12pt"/>
    </style:style>
    <style:style style:name="ce11" style:family="table-cell" style:parent-style-name="Default">
      <style:table-cell-properties fo:background-color="#dee6ef" style:text-align-source="fix" style:repeat-content="false" fo:wrap-option="wrap" fo:border="0.06pt solid #000000" style:vertical-align="middle"/>
      <style:paragraph-properties fo:text-align="start" fo:margin-left="0cm"/>
      <style:text-properties style:font-name="Abyssinica SIL" fo:font-size="12pt" style:font-size-asian="12pt" style:font-size-complex="12pt"/>
    </style:style>
    <style:style style:name="ce13" style:family="table-cell" style:parent-style-name="Default">
      <style:table-cell-properties fo:background-color="#ffd8ce" style:text-align-source="fix" style:repeat-content="false" fo:wrap-option="wrap" fo:border="0.06pt solid #000000" style:vertical-align="middle"/>
      <style:paragraph-properties fo:text-align="start" fo:margin-left="0cm"/>
      <style:text-properties style:font-name="Abyssinica SIL" fo:font-size="12pt" style:font-size-asian="12pt" style:font-size-complex="12pt"/>
    </style:style>
    <style:style style:name="ce14" style:family="table-cell" style:parent-style-name="Default">
      <style:table-cell-properties fo:background-color="#ffaa95" style:text-align-source="fix" style:repeat-content="false" fo:wrap-option="wrap" fo:border="0.06pt solid #000000" style:vertical-align="middle"/>
      <style:paragraph-properties fo:text-align="start" fo:margin-left="0cm"/>
      <style:text-properties style:font-name="Abyssinica SIL" fo:font-size="12pt" style:font-size-asian="12pt" style:font-size-complex="12pt"/>
    </style:style>
    <style:style style:name="ce15"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Abyssinica SIL" fo:font-size="12pt" style:font-size-asian="12pt" style:font-size-complex="12pt"/>
    </style:style>
    <style:style style:name="ce16" style:family="table-cell" style:parent-style-name="Default">
      <style:table-cell-properties fo:background-color="#dee6ef" style:text-align-source="value-type" style:repeat-content="false" fo:wrap-option="wrap" fo:border="0.06pt solid #000000" style:vertical-align="middle"/>
      <style:paragraph-properties fo:margin-left="0cm"/>
      <style:text-properties style:font-name="Abyssinica SIL" fo:font-size="12pt" style:font-size-asian="12pt" style:font-size-complex="12pt"/>
    </style:style>
    <style:style style:name="ce17"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Abyssinica SIL" fo:font-size="12pt" style:font-size-asian="12pt" style:font-name-complex="Arial" style:font-size-complex="12pt"/>
    </style:style>
    <style:style style:name="ce18" style:family="table-cell" style:parent-style-name="Default">
      <style:table-cell-properties fo:background-color="#b4c7dc"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Abyssinica SIL"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19" style:family="table-cell" style:parent-style-name="Default">
      <style:table-cell-properties fo:background-color="#dee6ef"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Abyssinica SI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background-color="#ffd8ce"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Abyssinica SIL"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22" style:family="table-cell" style:parent-style-name="Default">
      <style:table-cell-properties fo:background-color="#ffaa95"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Abyssinica SIL"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23" style:family="table-cell" style:parent-style-name="Default">
      <style:table-cell-properties fo:background-color="#ec9ba4"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Abyssinica SIL"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24" style:family="table-cell" style:parent-style-name="Default">
      <style:table-cell-properties fo:background-color="transparent"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5" style:family="table-cell" style:parent-style-name="Default">
      <style:table-cell-properties style:text-align-source="value-type" style:repeat-content="false" fo:background-color="transparent" fo:wrap-option="wrap" style:vertical-align="middle"/>
      <style:paragraph-properties fo:margin-left="0cm"/>
      <style:text-properties style:font-name="DejaVu Sans"/>
    </style:style>
    <style:style style:name="ce26" style:family="table-cell" style:parent-style-name="Default">
      <style:table-cell-properties fo:background-color="transparent"/>
    </style:style>
    <style:style style:name="ce33" style:family="table-cell" style:parent-style-name="Default">
      <style:table-cell-properties fo:background-color="#ffff00" style:text-align-source="value-type" style:repeat-content="false" fo:wrap-option="wrap" style:vertical-align="middle"/>
      <style:paragraph-properties fo:margin-left="0cm"/>
      <style:text-properties style:font-name="DejaVu Sans"/>
    </style:style>
    <style:style style:name="ce34" style:family="table-cell" style:parent-style-name="Default">
      <style:table-cell-properties fo:background-color="#ffff00"/>
    </style:style>
    <style:style style:name="T1" style:family="text">
      <style:text-properties fo:color="#000000" style:font-name="Abyssinica SIL"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Abyssinica SIL" fo:font-size="12pt" style:font-size-asian="12pt" style:font-size-complex="12pt"/>
    </style:style>
    <style:style style:name="T3" style:family="text">
      <style:text-properties fo:color="#000000" style:text-overline-style="none" style:text-overline-color="font-color" style:font-relief="none" style:text-emphasize="none" style:font-style-complex="normal" style:font-style-asian="normal" style:font-weight-complex="normal" style:font-weight-asian="normal" style:font-size-complex="12pt" style:font-size-asian="12pt" style:font-name-complex="Arial" style:language-complex="hi" style:country-complex="IN" style:font-name-asian="Noto Sans CJK SC"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style>
    <style:style style:name="T4" style:family="text">
      <style:text-properties style:font-size-complex="12pt" style:font-size-asian="12pt" fo:font-size="12pt"/>
    </style:style>
    <style:style style:name="T5" style:family="text">
      <style:text-properties fo:color="#000000"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000000"/>
    </style:style>
    <style:style style:name="T7" style:family="text">
      <style:text-properties fo:color="#000000"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size-asian="12pt" style:font-size-complex="12pt" style:font-name="Abyssinica SIL" fo:font-size="12pt"/>
    </style:style>
    <style:style style:name="T9" style:family="text">
      <style:text-properties style:font-size-asian="12pt" style:font-size-complex="12pt" style:font-name="Abyssinica SIL" fo:font-size="12pt" fo:color="#000000"/>
    </style:style>
    <style:style style:name="T10" style:family="text">
      <style:text-properties style:font-size-asian="12pt" style:font-size-complex="12pt" style:font-name="Abyssinica SIL" fo:font-size="12pt" fo:color="#000000"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font-weight="normal" style:language-complex="hi" style:country-complex="IN" style:text-underline-style="none" style:text-underline-color="font-color" style:text-line-through-type="none" fo:font-style="normal" style:text-outline="false" fo:text-shadow="none" style:text-line-through-mode="continuous" fo:language="fr" fo:country="FR" style:language-asian="zh" style:country-asian="CN" fo:color="#000000" style:font-name-asian="Noto Sans CJK SC" style:font-name-complex="Arial"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fo:font-weight="normal" style:language-complex="hi" style:country-complex="IN" style:text-underline-style="none" style:text-underline-color="font-color" style:text-line-through-type="none" fo:font-style="normal" style:text-outline="false" fo:text-shadow="none" style:text-line-through-mode="continuous" fo:language="fr" fo:country="FR" style:language-asian="zh" style:country-asian="CN" fo:color="#000000" style:font-name-asian="Noto Sans CJK SC" style:font-name-complex="Arial" style:font-weight-asian="normal" style:font-weight-complex="normal" style:font-style-asian="normal" style:font-style-complex="normal" style:text-emphasize="none" style:font-relief="none" style:text-overline-style="none" style:text-overline-color="font-color" style:font-size-asian="12pt" style:font-size-complex="12pt"/>
    </style:style>
    <style:style style:name="T13" style:family="text">
      <style:text-properties fo:font-weight="normal" style:language-complex="hi" style:country-complex="IN" style:text-underline-style="none" style:text-underline-color="font-color" style:text-line-through-type="none" fo:font-style="normal" style:text-outline="false" fo:text-shadow="none" style:text-line-through-mode="continuous" fo:language="fr" fo:country="FR" style:language-asian="zh" style:country-asian="CN" fo:color="#000000" style:font-weight-asian="normal" style:font-weight-complex="normal" style:font-style-asian="normal" style:font-style-complex="normal" style:text-emphasize="none" style:font-relief="none" style:text-overline-style="none" style:text-overline-color="font-color" style:font-size-asian="12pt" style:font-size-complex="12pt" style:font-name-asian="Microsoft YaHei" style:font-name-complex="Calibri"/>
    </style:style>
    <style:style style:name="T14" style:family="text">
      <style:text-properties style:font-name-asian="Microsoft YaHei" style:text-overline-style="none" style:text-overline-color="font-color"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fo:color="#000000" style:font-name-complex="Arial" style:font-size-asian="12pt" style:font-size-complex="12pt" style:font-weight-asian="normal" style:font-weight-complex="normal" style:font-style-asian="normal" style:font-style-complex="normal" style:text-emphasize="none" style:font-relief="none" fo:font-weight="normal"/>
    </style:style>
    <style:style style:name="T15" style:family="text">
      <style:text-properties style:font-name-asian="Microsoft YaHei" style:text-overline-style="none" style:text-overline-color="font-color"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fo:color="#000000" style:font-size-asian="12pt" style:font-size-complex="12pt" style:font-weight-asian="normal" style:font-weight-complex="normal" style:font-style-asian="normal" style:font-style-complex="normal" style:text-emphasize="none" style:font-relief="none" fo:font-weight="normal" style:font-name-complex="Calibri"/>
    </style:style>
    <style:style style:name="T16" style:family="text">
      <style:text-properties style:font-name="Abyssinica SIL" style:text-overline-style="none" style:text-overline-color="font-color"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fo:color="#000000"/>
    </style:style>
    <style:style style:name="T17" style:family="text">
      <style:text-properties style:font-name="Abyssinica SIL" style:text-overline-style="none" style:text-overline-color="font-color"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2pt" style:font-size-complex="12pt" style:font-weight-asian="normal" style:font-weight-complex="normal" style:font-style-asian="normal" style:font-style-complex="normal" style:text-emphasize="none" style:font-relief="none" fo:color="#000000" style:font-name-asian="Noto Sans CJK SC" style:font-name-complex="Arial"/>
    </style:style>
    <style:style style:name="T18" style:family="text">
      <style:text-properties style:language-complex="hi" style:country-complex="IN" style:text-overline-style="none" style:text-overline-color="font-color"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fo:color="#000000" style:font-name-asian="Microsoft YaHei" style:font-name-complex="Calibri" style:font-size-asian="12pt" style:font-size-complex="12pt" style:font-weight-asian="normal" style:font-weight-complex="normal" style:font-style-asian="normal" style:font-style-complex="normal" style:text-emphasize="none" style:font-relief="none" style:font-name="Abyssinica SIL"/>
    </style:style>
    <style:style style:name="T19" style:family="text">
      <style:text-properties style:language-complex="hi" style:country-complex="IN" style:text-overline-style="none" style:text-overline-color="font-color"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fo:color="#000000" style:font-name-asian="Microsoft YaHei" style:font-size-asian="12pt" style:font-size-complex="12pt" style:font-weight-asian="normal" style:font-weight-complex="normal" style:font-style-asian="normal" style:font-style-complex="normal" style:text-emphasize="none" style:font-relief="none" style:font-name="Abyssinica SIL" style:font-name-complex="Arial"/>
    </style:style>
    <style:style style:name="T20"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2pt" style:font-size-asian="12pt" style:font-name-complex="Arial" style:font-name-asian="Noto Sans CJK SC" fo:color="#000000"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font-name="Abyssinica SIL"/>
    </style:style>
    <style:style style:name="T21"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2pt" style:font-size-asian="12pt" style:font-name-complex="Arial" style:font-name-asian="Noto Sans CJK SC" fo:color="#000000"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0" table:default-cell-style-name="Default"/>
        <table:table-column table:style-name="co7" table:number-columns-repeated="998" table:default-cell-style-name="Default"/>
        <table:table-row table:style-name="ro1">
          <table:table-cell table:style-name="ce1" office:value-type="string" calcext:value-type="string">
            <text:p>Catégorie</text:p>
          </table:table-cell>
          <table:table-cell table:style-name="ce1" office:value-type="string" calcext:value-type="string">
            <text:p>Problème identifié</text:p>
          </table:table-cell>
          <table:table-cell table:style-name="ce1" office:value-type="string" calcext:value-type="string">
            <text:p>Explication du problème</text:p>
          </table:table-cell>
          <table:table-cell table:style-name="ce1" office:value-type="string" calcext:value-type="string">
            <text:p>Bonne pratique à adopter</text:p>
          </table:table-cell>
          <table:table-cell table:style-name="ce1" office:value-type="string" calcext:value-type="string">
            <text:p>Action recommandée</text:p>
          </table:table-cell>
          <table:table-cell table:style-name="ce1" office:value-type="string" calcext:value-type="string">
            <text:p>Référence</text:p>
          </table:table-cell>
          <table:table-cell table:style-name="ce24" table:number-columns-repeated="20"/>
          <table:table-cell table:style-name="ce26" table:number-columns-repeated="13"/>
          <table:table-cell table:number-columns-repeated="985"/>
        </table:table-row>
        <table:table-row table:style-name="ro2">
          <table:table-cell table:style-name="ce3" office:value-type="string" calcext:value-type="string">
            <text:p>Référencement naturel (SEO)</text:p>
          </table:table-cell>
          <table:table-cell table:style-name="ce10" office:value-type="string" calcext:value-type="string">
            <text:p>lang="Default"</text:p>
          </table:table-cell>
          <table:table-cell table:style-name="ce15" office:value-type="string" calcext:value-type="string">
            <text:p>Il manque la déclaration du langage de la page (qui permet à Google de le détecter automatiquement).</text:p>
          </table:table-cell>
          <table:table-cell table:style-name="ce15" office:value-type="string" calcext:value-type="string">
            <text:p>Il faut indiquer le langage de la page dans cette balise. Toute la page étant exclusivement en français, il faut indiquer :</text:p>
            <text:p><text:span text:style-name="T7">lang= « fr »</text:span></text:p>
          </table:table-cell>
          <table:table-cell table:style-name="ce18" office:value-type="string" calcext:value-type="string">
            <text:p>Action Réalisée</text:p>
          </table:table-cell>
          <table:table-cell table:style-name="ce15" office:value-type="string" calcext:value-type="string">
            <text:p>w3.org</text:p>
          </table:table-cell>
          <table:table-cell table:style-name="ce25" table:number-columns-repeated="33"/>
          <table:table-cell table:style-name="ce33" table:number-columns-repeated="24"/>
          <table:table-cell table:style-name="ce34" table:number-columns-repeated="961"/>
        </table:table-row>
        <table:table-row table:style-name="ro3">
          <table:table-cell table:style-name="ce3" office:value-type="string" calcext:value-type="string">
            <text:p>Référencement naturel (SEO)</text:p>
          </table:table-cell>
          <table:table-cell table:style-name="ce10" office:value-type="string" calcext:value-type="string">
            <text:p>&lt;title&gt;.&lt;/title&gt;</text:p>
          </table:table-cell>
          <table:table-cell table:style-name="ce15" office:value-type="string" calcext:value-type="string">
            <text:p>La balise &lt;title&gt; permet de définir le sujet et/ou le but principal de la page. Il s’agit d’une balise capitale pour l’interprétation de la page par Google. Le contenu de cette balise sera par ailleurs affiché par Google pour présenter la page dans ses résultats de recherche (ce contenu est donc un enjeu pour la compréhension de la page par les utilisateurs). Un simple point est donc très insuffisant et contre-productif. </text:p>
          </table:table-cell>
          <table:table-cell table:style-name="ce15" office:value-type="string" calcext:value-type="string">
            <text:p>Il faut que le contenu de cette balise contienne le mot-clé le plus important sur lequel on veut être référencé et qu’il corresponde au sujet et/ou but de la page. Ce contenu est capital pour que les moteurs de recherches nous référencent correctement. On pourra ainsi indiquer : &lt;title&gt;La Panthère - Agence de web design à Lyon&lt;/title&gt; </text:p>
          </table:table-cell>
          <table:table-cell table:style-name="ce18" office:value-type="string" calcext:value-type="string">
            <text:p>Action Réalisée</text:p>
          </table:table-cell>
          <table:table-cell table:style-name="ce15" office:value-type="string" calcext:value-type="string">
            <text:p>Optimisez le contenu de vos pages (contenu Openclassrooms)</text:p>
          </table:table-cell>
          <table:table-cell table:style-name="ce25" table:number-columns-repeated="33"/>
          <table:table-cell table:style-name="ce33" table:number-columns-repeated="24"/>
          <table:table-cell table:style-name="ce34" table:number-columns-repeated="961"/>
        </table:table-row>
        <table:table-row table:style-name="ro4">
          <table:table-cell table:style-name="ce3" office:value-type="string" calcext:value-type="string">
            <text:p>Référencement naturel (SEO)</text:p>
          </table:table-cell>
          <table:table-cell table:style-name="ce10" office:value-type="string" calcext:value-type="string">
            <text:p>&lt;meta name="description" content=""&gt;</text:p>
          </table:table-cell>
          <table:table-cell table:style-name="ce15" office:value-type="string" calcext:value-type="string">
            <text:p>La description du site dans la balise &lt;meta&gt; est presque aussi importante que la balise &lt;title&gt;. Il faut y placer des mots clés pour permettre la compréhension du sujet de la page par Google. e contenu de cette balise sera par ailleurs affiché par Google sous le titre pour présenter la page dans ses résultats de recherche (ce contenu est donc un enjeu pour la compréhension de la page par les utilisateurs). </text:p>
          </table:table-cell>
          <table:table-cell table:style-name="ce17" office:value-type="string" calcext:value-type="string">
            <text:p><text:span text:style-name="T8">Il convient de placer à cet endroit une description claire de la page (autour de 160 caractères maximum, avec possibilité d’en ajo</text:span><text:span text:style-name="T9">uter un peu mais le surplus de caractère sera tronqué par Google dans les résultats de recherche). On peut r</text:span><text:span text:style-name="T10">emplacer la description par : "La Panthère est une agence de web design basée à Lyon qui aide les entreprises a développer leur image en les rendant attractives et visibles sur internet. »</text:span></text:p>
          </table:table-cell>
          <table:table-cell table:style-name="ce18" office:value-type="string" calcext:value-type="string">
            <text:p>Action Réalisée</text:p>
          </table:table-cell>
          <table:table-cell table:style-name="ce15" office:value-type="string" calcext:value-type="string">
            <text:p>Optimisez le contenu de vos pages (contenu Openclassrooms)</text:p>
          </table:table-cell>
          <table:table-cell table:style-name="ce25" table:number-columns-repeated="33"/>
          <table:table-cell table:style-name="ce33" table:number-columns-repeated="24"/>
          <table:table-cell table:style-name="ce34" table:number-columns-repeated="961"/>
        </table:table-row>
        <table:table-row table:style-name="ro5">
          <table:table-cell table:style-name="ce3" office:value-type="string" calcext:value-type="string">
            <text:p>Référencement naturel (SEO)</text:p>
          </table:table-cell>
          <table:table-cell table:style-name="ce10" office:value-type="string" calcext:value-type="string">
            <text:p>Mauvaise stratégie sur les partenaires et les backlinks </text:p>
          </table:table-cell>
          <table:table-cell table:style-name="ce15" office:value-type="string" calcext:value-type="string">
            <text:p><text:span text:style-name="T1">Les partenariats sont listés dans le footer et sans aucune mise en contexte et ils n’ont aucun lien avec l’activité de l’agence (cette technique peut être perçue par Google comme du « blackhat »). Un faible score SEO de ces sites pourrait par ailleurs impacter négativement le score SEO du site de l’agence. Enfin, l</text:span><text:span text:style-name="T2">e fait de rajouter des annuaires est une technique devenue peu efficace pour améliorer le score SEO. </text:span></text:p>
          </table:table-cell>
          <table:table-cell table:style-name="ce15" office:value-type="string" calcext:value-type="string">
            <text:p>Il vaut mieux supprimer les listes d’annuaire. Dans un deuxième temps, on pourra mettre en place une stratégie pour ajouter des backlinks avec mise en contexte et cohérence (dans leur rapport avec l’activité de l’agence et dans leur implémentation au site, au sein d’articles rédigés par exemple).</text:p>
          </table:table-cell>
          <table:table-cell table:style-name="ce18" office:value-type="string" calcext:value-type="string">
            <text:p>Action Réalisée </text:p>
          </table:table-cell>
          <table:table-cell table:style-name="ce15" office:value-type="string" calcext:value-type="string">
            <text:p><text:a xlink:href="https://www.codeur.com/blog/seo-guide-backlinks/" xlink:type="simple">https://www.codeur.com/blog/seo-guide-backlinks/</text:a></text:p>
          </table:table-cell>
          <table:table-cell table:style-name="ce25" table:number-columns-repeated="33"/>
          <table:table-cell table:style-name="ce33" table:number-columns-repeated="24"/>
          <table:table-cell table:style-name="ce34" table:number-columns-repeated="961"/>
        </table:table-row>
        <table:table-row table:style-name="ro6">
          <table:table-cell table:style-name="ce3" office:value-type="string" calcext:value-type="string">
            <text:p>Référencement naturel (SEO)</text:p>
          </table:table-cell>
          <table:table-cell table:style-name="ce10" office:value-type="string" calcext:value-type="string">
            <text:p>La page de contact est nommée « page2 ».</text:p>
          </table:table-cell>
          <table:table-cell table:style-name="ce15" office:value-type="string" calcext:value-type="string">
            <text:p>Ce nom de page ne permet aucunement de comprendre le sujet ou le but de la page, ni pour Google, ni pour les visiteurs.</text:p>
          </table:table-cell>
          <table:table-cell table:style-name="ce15" office:value-type="string" calcext:value-type="string">
            <text:p><text:span text:style-name="T11">Il convient de nommer correctement la page </text:span><text:span text:style-name="T12">pour que cela soit plus explicite (</text:span><text:span text:style-name="T13">ainsi que le nom du fichier en « contact.html » et les occurrences dans le code).</text:span></text:p>
            <text:p><text:span text:style-name="T14">Il faut par exemple que le référencement fonctionne bien en recherchant : « La panthère contact ». Donc on va r</text:span><text:span text:style-name="T15">enommer cette page par «Contact - Agence La Panthère» (dans la balise « title »).</text:span></text:p>
          </table:table-cell>
          <table:table-cell table:style-name="ce18" office:value-type="string" calcext:value-type="string">
            <text:p>Action Réalisée </text:p>
          </table:table-cell>
          <table:table-cell table:style-name="ce15" office:value-type="string" calcext:value-type="string">
            <text:p><text:a xlink:href="https://smartkeyword.io/seo-on-page-balise-title/" xlink:type="simple">https://smartkeyword.io/seo-on-page-balise-title/</text:a></text:p>
          </table:table-cell>
          <table:table-cell table:style-name="ce25" table:number-columns-repeated="33"/>
          <table:table-cell table:style-name="ce33" table:number-columns-repeated="24"/>
          <table:table-cell table:style-name="ce34" table:number-columns-repeated="961"/>
        </table:table-row>
        <table:table-row table:style-name="ro7">
          <table:table-cell table:style-name="ce4" office:value-type="string" calcext:value-type="string">
            <text:p>Accessibilité et <text:s/>référencement naturel (SEO) </text:p>
          </table:table-cell>
          <table:table-cell table:style-name="ce11" office:value-type="string" calcext:value-type="string">
            <text:p>Il manque les balises sémantiques</text:p>
          </table:table-cell>
          <table:table-cell table:style-name="ce16" office:value-type="string" calcext:value-type="string">
            <text:p>Les balises sémantiques permettent une meilleure accessibilité des contenu pour les personnes nécessitant des outils de lecture de site dans la navigation web. </text:p>
          </table:table-cell>
          <table:table-cell table:style-name="ce16" office:value-type="string" calcext:value-type="string">
            <text:p>Il est impératif pour l’accessibilité d’utiliser à minima les principales balises sémantiques : header, main, section, footer…</text:p>
          </table:table-cell>
          <table:table-cell table:style-name="ce19" office:value-type="string" calcext:value-type="string">
            <text:p>Action Réalisée </text:p>
          </table:table-cell>
          <table:table-cell table:style-name="ce16" office:value-type="string" calcext:value-type="string">
            <text:p><text:span text:style-name="T20">Créez le squelette de votre page web (</text:span><text:span text:style-name="T21">contenu Openclassrooms)</text:span></text:p>
          </table:table-cell>
          <table:table-cell table:style-name="ce25" table:number-columns-repeated="33"/>
          <table:table-cell table:style-name="ce33" table:number-columns-repeated="24"/>
          <table:table-cell table:style-name="ce34" table:number-columns-repeated="961"/>
        </table:table-row>
        <table:table-row table:style-name="ro8">
          <table:table-cell table:style-name="ce4" office:value-type="string" calcext:value-type="string">
            <text:p>Accessibilité et <text:s/>référencement naturel (SEO) </text:p>
          </table:table-cell>
          <table:table-cell table:style-name="ce11" office:value-type="string" calcext:value-type="string">
            <text:p>Les balises « alt » sont absentes ou mal complétées</text:p>
          </table:table-cell>
          <table:table-cell table:style-name="ce16" office:value-type="string" calcext:value-type="string">
            <text:p>Certaines images n’on pas de balise « alt ». D’autres images ont une balise « alt » contenant une suite de mot-clés complètement hors contexte et sans logique. Cette balise permet aux malvoyants de comprendre l’image et cela joue également sur le SEO (Google peut comprendre que le contenu de la balise est peu pertinent).</text:p>
          </table:table-cell>
          <table:table-cell table:style-name="ce16" office:value-type="string" calcext:value-type="string">
            <text:p><text:span text:style-name="T1">Il faut faire en sorte que toutes les images aient cette balise avec un contenu qui favorise la compréhension de l’image et le SEO. </text:span><text:span text:style-name="T2">Les balises « alt » doivent être renseignées avec des mots-clés en rapport avec l’activité de l’agence et le contenu dans la balise doit être cohérent et doit permettre la compréhension.</text:span></text:p>
            <text:p/>
          </table:table-cell>
          <table:table-cell table:style-name="ce19" office:value-type="string" calcext:value-type="string">
            <text:p>Action Réalisée </text:p>
          </table:table-cell>
          <table:table-cell table:style-name="ce16" office:value-type="string" calcext:value-type="string">
            <text:p><text:a xlink:href="https://smartkeyword.io/en/seo-on-page-images-alt-attribute/" xlink:type="simple">https://smartkeyword.io/en/seo-on-page-images-alt-attribute/</text:a></text:p>
          </table:table-cell>
          <table:table-cell table:style-name="ce25" table:number-columns-repeated="33"/>
          <table:table-cell table:style-name="ce33" table:number-columns-repeated="24"/>
          <table:table-cell table:style-name="ce34" table:number-columns-repeated="961"/>
        </table:table-row>
        <table:table-row table:style-name="ro9">
          <table:table-cell table:style-name="ce4" office:value-type="string" calcext:value-type="string">
            <text:p>Accessibilité et <text:s/>référencement naturel (SEO) </text:p>
          </table:table-cell>
          <table:table-cell table:style-name="ce11" office:value-type="string" calcext:value-type="string">
            <text:p>Problème d’intégration sur la « page 2 »</text:p>
          </table:table-cell>
          <table:table-cell table:style-name="ce16" office:value-type="string" calcext:value-type="string">
            <text:p><text:span text:style-name="T3">Le formulaire est très mal intégré et rend la page peu agréable à visiter. Par ailleurs, l</text:span><text:span text:style-name="T4">e menu est largement tronqué en bord de fenêtre. Or, Google pénalise les sites contenant du contenu qui est caché. </text:span></text:p>
          </table:table-cell>
          <table:table-cell table:style-name="ce16" office:value-type="string" calcext:value-type="string">
            <text:p>Il faut appliquer le même style au header pour chacune des deux pages. Il faut supprimer pour la page de contact le chemin d’accès vers les fichiers css au « format mini » car ils n’existent pas dans la codebase. La page de contact utilisera le mêmes fichier de style que la page d’index (mais il serait ensuite utile, comme amélioration supplémentaire, d’utiliser des fichiers CSS au « format mini » pour améliorer davantage les performances).</text:p>
          </table:table-cell>
          <table:table-cell table:style-name="ce19" office:value-type="string" calcext:value-type="string">
            <text:p>Action Réalisée </text:p>
          </table:table-cell>
          <table:table-cell table:style-name="ce16" office:value-type="string" calcext:value-type="string">
            <text:p><text:a xlink:href="https://www.blogdumoderateur.com/seo-google-contenu-cache/" xlink:type="simple">https://www.blogdumoderateur.com/seo-google-contenu-cache/</text:a></text:p>
          </table:table-cell>
          <table:table-cell table:style-name="ce26" table:number-columns-repeated="33"/>
          <table:table-cell table:number-columns-repeated="985"/>
        </table:table-row>
        <table:table-row table:style-name="ro10">
          <table:table-cell table:style-name="ce7" office:value-type="string" calcext:value-type="string">
            <text:p>Accessibilité, amélioration technique et référencement naturel (SEO) </text:p>
          </table:table-cell>
          <table:table-cell table:style-name="ce13" office:value-type="string" calcext:value-type="string">
            <text:p>Des parties textuelles ont été intégrées au site via des images</text:p>
          </table:table-cell>
          <table:table-cell table:style-name="ce7" office:value-type="string" calcext:value-type="string">
            <text:p><text:span text:style-name="T5">Le texte est toujours plus léger au chargement que les images. Cela impacte donc le SEO car le temps de chargement de la page est un critère important pour Google. Par ailleurs : 1 - les malvoyants n’auront pas accès à la lecture de ce texte via leur lecteur d’écran 2 - la taille de l’image et donc du texte est moins simple à adapter que le texte selon les différentes tailles d’écran</text:span> 3 – le format image ne permet pas la lecture de mots-clés pertinents par Google.</text:p>
          </table:table-cell>
          <table:table-cell table:style-name="ce7" office:value-type="string" calcext:value-type="string">
            <text:p>Il faut remplacer ces images par du texte dans le HTML.</text:p>
          </table:table-cell>
          <table:table-cell table:style-name="ce20" office:value-type="string" calcext:value-type="string">
            <text:p>Action Réalisée </text:p>
          </table:table-cell>
          <table:table-cell table:style-name="ce7" office:value-type="string" calcext:value-type="string">
            <text:p>Allégez les pages de votre site (contenu Openclassrooms)</text:p>
          </table:table-cell>
          <table:table-cell table:style-name="ce25" table:number-columns-repeated="33"/>
          <table:table-cell table:style-name="ce33" table:number-columns-repeated="24"/>
          <table:table-cell table:style-name="ce34" table:number-columns-repeated="961"/>
        </table:table-row>
        <table:table-row table:style-name="ro11">
          <table:table-cell table:style-name="ce8" office:value-type="string" calcext:value-type="string">
            <text:p>Amélioration technique (SEO)</text:p>
          </table:table-cell>
          <table:table-cell table:style-name="ce14" office:value-type="string" calcext:value-type="string">
            <text:p>&lt;meta name="keywords" content= xxxxxxxx&gt;</text:p>
          </table:table-cell>
          <table:table-cell table:style-name="ce8" office:value-type="string" calcext:value-type="string">
            <text:p><text:span text:style-name="T5">L’utilisation de « meta name="keywords" » </text:span>est dépréciée. Cela n’a plus aucune efficacité<text:span text:style-name="T6"> et peut même être pénalisant s’il y a trop de mot-clés placés à cet endroit (c’est le cas ici avec la répétition des mots « agence design » 10 fois consécutives)</text:span></text:p>
          </table:table-cell>
          <table:table-cell table:style-name="ce8" office:value-type="string" calcext:value-type="string">
            <text:p>Il faut supprimer cette balise. Les mots-clés pourront être placés ailleurs sur la page.</text:p>
          </table:table-cell>
          <table:table-cell table:style-name="ce22" office:value-type="string" calcext:value-type="string">
            <text:p>Action Réalisée </text:p>
          </table:table-cell>
          <table:table-cell table:style-name="ce8" office:value-type="string" calcext:value-type="string">
            <text:p><text:a xlink:href="https://www.definitions-seo.com/definition-de-balise-meta-keywords/" xlink:type="simple">https://www.definitions-seo.com/definition-de-balise-meta-keywords/</text:a></text:p>
          </table:table-cell>
          <table:table-cell table:style-name="ce25" table:number-columns-repeated="33"/>
          <table:table-cell table:style-name="ce33" table:number-columns-repeated="24"/>
          <table:table-cell table:style-name="ce34" table:number-columns-repeated="961"/>
        </table:table-row>
        <table:table-row table:style-name="ro12">
          <table:table-cell table:style-name="ce8" office:value-type="string" calcext:value-type="string">
            <text:p>Amélioration technique (SEO)</text:p>
          </table:table-cell>
          <table:table-cell table:style-name="ce14" office:value-type="string" calcext:value-type="string">
            <text:p>des mots-clés sont présents en petit et sur fond blanc</text:p>
          </table:table-cell>
          <table:table-cell table:style-name="ce8" office:value-type="string" calcext:value-type="string">
            <text:p>Une div contient une succession de mots-clés dissimulés sur fond blanc. Google peut détecter cela facilement et considérant cela comme une technique « blackhat » (technique non honnête pour faire monter artificiellement son référencement), pourra pénaliser le site... Même après suppression du problème, cette pénalisation peut perdurer longtemps.</text:p>
          </table:table-cell>
          <table:table-cell table:style-name="ce8" office:value-type="string" calcext:value-type="string">
            <text:p>Il faut supprimer la div concernée dans le header et le footer. Il ne faut surtout pas essayer de tromper Google avec des techniques « blackhat ». Il est largement préférable de placer les mêmes mots-clés dans le contenu de la page de façon cohérente.</text:p>
            <text:p/>
          </table:table-cell>
          <table:table-cell table:style-name="ce22" office:value-type="string" calcext:value-type="string">
            <text:p>Action Réalisée </text:p>
          </table:table-cell>
          <table:table-cell table:style-name="ce8" office:value-type="string" calcext:value-type="string">
            <text:p>Analysez le fonctionnement de Google (contenu Openclassrooms)</text:p>
          </table:table-cell>
          <table:table-cell table:style-name="ce25" table:number-columns-repeated="33"/>
          <table:table-cell table:style-name="ce33" table:number-columns-repeated="24"/>
          <table:table-cell table:style-name="ce34" table:number-columns-repeated="961"/>
        </table:table-row>
        <table:table-row table:style-name="ro13">
          <table:table-cell table:style-name="ce8" office:value-type="string" calcext:value-type="string">
            <text:p>Amélioration technique (SEO)</text:p>
          </table:table-cell>
          <table:table-cell table:style-name="ce14" office:value-type="string" calcext:value-type="string">
            <text:p>L’attribut « defer » n’est pas présent sur plusieurs script</text:p>
          </table:table-cell>
          <table:table-cell table:style-name="ce8" office:value-type="string" calcext:value-type="string">
            <text:p>Sans présence de cet attribut, les scripts chargent en simultané avec le HTML et le CSS. </text:p>
          </table:table-cell>
          <table:table-cell table:style-name="ce8" office:value-type="string" calcext:value-type="string">
            <text:p/>
            <text:p><text:span text:style-name="T16">Il faut ajouter l’attribut « defer » sur tous les scripts. Cela permettra</text:span><text:span text:style-name="T17"> d’optimiser la vitesse de chargement du site et donc son SEO.</text:span></text:p>
          </table:table-cell>
          <table:table-cell table:style-name="ce22" office:value-type="string" calcext:value-type="string">
            <text:p>Action Réalisée </text:p>
          </table:table-cell>
          <table:table-cell table:style-name="ce8" office:value-type="string" calcext:value-type="string">
            <text:p>Optimisez le référencement de votre site (SEO) en améliorant ses performances techniques (contenu Openclassrooms)</text:p>
          </table:table-cell>
          <table:table-cell table:style-name="ce25" table:number-columns-repeated="33"/>
          <table:table-cell table:style-name="ce33" table:number-columns-repeated="24"/>
          <table:table-cell table:style-name="ce34" table:number-columns-repeated="961"/>
        </table:table-row>
        <table:table-row table:style-name="ro14">
          <table:table-cell table:style-name="ce8" office:value-type="string" calcext:value-type="string">
            <text:p>Amélioration technique (SEO)</text:p>
          </table:table-cell>
          <table:table-cell table:style-name="ce14" office:value-type="string" calcext:value-type="string">
            <text:p>Format des images non optimisés pour le chargement de la page</text:p>
          </table:table-cell>
          <table:table-cell table:style-name="ce8" office:value-type="string" calcext:value-type="string">
            <text:p>Les formats JPEG ou PNG ne sont pas les plus optimaux pour charger une page rapidement.</text:p>
          </table:table-cell>
          <table:table-cell table:style-name="ce8" office:value-type="string" calcext:value-type="string">
            <text:p>Le format de compression WebP (par exemple) propose une meilleure compression que les formats JPEG ou PNG. On va donc convertir les images du site avec ce format pour améliorer la vitesse de chargement (ce qui permet d’améliorer le SEO).</text:p>
          </table:table-cell>
          <table:table-cell table:style-name="ce22" office:value-type="string" calcext:value-type="string">
            <text:p>Action Réalisée </text:p>
          </table:table-cell>
          <table:table-cell table:style-name="ce8" office:value-type="string" calcext:value-type="string">
            <text:p><text:a xlink:href="https://www.quadran.eu/optimiser-images-performance-web/" xlink:type="simple">https://www.quadran.eu/optimiser-images-performance-web/</text:a></text:p>
          </table:table-cell>
          <table:table-cell table:style-name="ce25" table:number-columns-repeated="33"/>
          <table:table-cell table:style-name="ce33" table:number-columns-repeated="24"/>
          <table:table-cell table:style-name="ce34" table:number-columns-repeated="961"/>
        </table:table-row>
        <table:table-row table:style-name="ro15">
          <table:table-cell table:style-name="ce8" office:value-type="string" calcext:value-type="string">
            <text:p>Amélioration technique (SEO)</text:p>
          </table:table-cell>
          <table:table-cell table:style-name="ce8" office:value-type="string" calcext:value-type="string">
            <text:p>Aucune mise en place de Google Analytics</text:p>
          </table:table-cell>
          <table:table-cell table:style-name="ce8" office:value-type="string" calcext:value-type="string">
            <text:p>Google Analytics permet de connaître des données capitales pour optimiser une stratégie SEO comme l’affluence sur son site (trafic organique), la provenance des visiteurs, le taux de rebond, etc.</text:p>
          </table:table-cell>
          <table:table-cell table:style-name="ce8" office:value-type="string" calcext:value-type="string">
            <text:p>Mise en place de Google Analytics</text:p>
          </table:table-cell>
          <table:table-cell table:style-name="ce22" office:value-type="string" calcext:value-type="string">
            <text:p>Action Réalisée </text:p>
          </table:table-cell>
          <table:table-cell table:style-name="ce8" office:value-type="string" calcext:value-type="string">
            <text:p>Analysez vos KPIs grâce à Google Analytics (contenu Openclassrooms)</text:p>
          </table:table-cell>
          <table:table-cell table:style-name="ce25" table:number-columns-repeated="33"/>
          <table:table-cell table:style-name="ce33" table:number-columns-repeated="24"/>
          <table:table-cell table:style-name="ce34" table:number-columns-repeated="961"/>
        </table:table-row>
        <table:table-row table:style-name="ro16">
          <table:table-cell table:style-name="ce9" office:value-type="string" calcext:value-type="string">
            <text:p>Accessibilité</text:p>
          </table:table-cell>
          <table:table-cell table:style-name="ce9" office:value-type="string" calcext:value-type="string">
            <text:p>De nombreux problèmes d’accessibilité sont relevés avec l’extension «WAVE » pour Google Chrome</text:p>
          </table:table-cell>
          <table:table-cell table:style-name="ce9" office:value-type="string" calcext:value-type="string">
            <text:p>WAVE permet de se rendre compte immédiatement que de nombreux critères de la check-list d’accessiblité du MDN (Mozilla Developer Network) ne sont pas respectés : taille du texte peu adaptée par endroits, éléments cachés, mauvais contrastes, par de « label for » dans le formulaire. Ces sujets représentent des critères d’accessibilité importants pour les personnes invalides. On s’occupant de ce sujet, on profite d’un « effet bateau » (la modification va profiter aux personnes invalides mais rendra par ailleurs le site agréable pour toute personne).</text:p>
          </table:table-cell>
          <table:table-cell table:style-name="ce9" office:value-type="string" calcext:value-type="string">
            <text:p><text:span text:style-name="T18">Il faut augmenter la police des textes trop petits pour être lus facilement : on passe la « font-size » des paragraphes de 11px à 15px. Une</text:span><text:span text:style-name="T19"> flèche pour remonter en haut de la page existe mais était en « opacity : 0 ». On la passe en « opacity : 1 ». On supprime un élément invisible qui était en « display : none » mais non existant dans le HTML (« btn-down »)</text:span></text:p>
            <text:p><text:span text:style-name="T1">On supprime les « z-index » non pertinents. On modifie les arrières-plans orange en arrières-plans noirs afin de supprimer toutes les erreurs de contraste avec le texte blanc. On renseigne des « label for » pour chaque champ du formulaire.</text:span></text:p>
          </table:table-cell>
          <table:table-cell table:style-name="ce23" office:value-type="string" calcext:value-type="string">
            <text:p>Action Réalisée </text:p>
          </table:table-cell>
          <table:table-cell table:style-name="ce9" office:value-type="string" calcext:value-type="string">
            <text:p><text:a xlink:href="https://developer.mozilla.org/en-US/docs/Web/Accessibility" xlink:type="simple">https://developer.mozilla.org/en-US/docs/Web/Accessibility</text:a></text:p>
          </table:table-cell>
          <table:table-cell table:style-name="ce26" table:number-columns-repeated="33"/>
          <table:table-cell table:style-name="ce34" table:number-columns-repeated="985"/>
        </table:table-row>
        <table:table-row table:style-name="ro1" table:number-rows-repeated="8">
          <table:table-cell table:number-columns-repeated="6"/>
          <table:table-cell table:style-name="ce26" table:number-columns-repeated="33"/>
          <table:table-cell table:number-columns-repeated="985"/>
        </table:table-row>
        <table:table-row table:style-name="ro1" table:number-rows-repeated="951">
          <table:table-cell table:number-columns-repeated="1024"/>
        </table:table-row>
        <table:table-row table:style-name="ro17" table:number-rows-repeated="1047576">
          <table:table-cell table:number-columns-repeated="1024"/>
        </table:table-row>
        <table:table-row table:style-name="ro18" table:number-rows-repeated="24">
          <table:table-cell table:number-columns-repeated="1024"/>
        </table:table-row>
        <table:table-row table:style-name="ro18">
          <table:table-cell table:number-columns-repeated="1024"/>
        </table:table-row>
      </table:table>
      <table:table table:name="Feuille2" table:style-name="ta2">
        <table:table-column table:style-name="co8" table:default-cell-style-name="Default"/>
        <table:table-row table:style-name="ro19">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1" svg:font-family="Calibri"/>
    <style:font-face style:name="Arial1" svg:font-family="Arial" style:font-family-generic="swiss"/>
    <style:font-face style:name="Calibri" svg:font-family="Calibri" style:font-family-generic="swiss"/>
    <style:font-face style:name="Abyssinica SIL" svg:font-family="'Abyssinica SIL'"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14">00/00/0000</text:date>, <text:time style:data-style-name="N2" text:time-value="23:52:10.105365988">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tilisateur Microsoft Office</meta:initial-creator>
    <meta:creation-date>2019-07-30T12:33:25</meta:creation-date>
    <dc:date>2022-06-14T00:07:30.659677667</dc:date>
    <meta:generator>LibreOffice/6.4.7.2$Linux_X86_64 LibreOffice_project/40$Build-2</meta:generator>
    <meta:editing-duration>PT1H31M38S</meta:editing-duration>
    <meta:editing-cycles>21</meta:editing-cycles>
    <meta:document-statistic meta:table-count="2" meta:cell-count="96"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